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tel</text:h>
      <text:p text:style-name="Standard"/>
      <text:p text:style-name="Standard">Beispiele zum Package config</text:p>
      <text:p text:style-name="Standard"/>
      <text:p text:style-name="Standard"/>
      <text:h text:style-name="Heading_20_2" text:outline-level="2">Deutsch</text:h>
      <text:p text:style-name="P1">Das ist Deutsch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Uwe Finke</meta:initial-creator>
    <meta:creation-date>2010-01-30T12:31:50</meta:creation-date>
    <dc:date>2010-01-30T16:15:38</dc:date>
    <dc:creator>Uwe Finke</dc:creator>
    <meta:editing-duration>PT00H01M09S</meta:editing-duration>
    <meta:editing-cycles>1</meta:editing-cycles>
    <meta:generator>OpenOffice.org/3.1$Linux OpenOffice.org_project/310m19$Build-9420</meta:generator>
    <meta:document-statistic meta:table-count="0" meta:image-count="0" meta:object-count="0" meta:page-count="1" meta:paragraph-count="4" meta:word-count="9" meta:character-count="55"/>
  </office:meta>
</office:document-meta>
</file>